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D00000052462DC872.png"/>
  <manifest:file-entry manifest:media-type="image/png" manifest:full-path="Pictures/100002010000023900000089BB0B1C10.png"/>
  <manifest:file-entry manifest:media-type="image/png" manifest:full-path="Pictures/10000201000001A30000011A63B1061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0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6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93cm" fo:min-width="25.238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layer="layout" svg:width="24cm" svg:height="5cm" svg:x="2cm" svg:y="2cm">
          <draw:text-box>
            <text:p>8上-物理-人教版-第一章-机械运动</text:p>
            <text:p/>
            <text:p/>
            <text:p>1. 长度和时间测量</text:p>
            <text:p/>
            <text:p><text:tab/>长度的基本单位是米，在国际单位制中，米的符号是m。</text:p>
          </draw:text-box>
        </draw:frame>
        <draw:frame draw:style-name="gr2" draw:text-style-name="P1" draw:layer="layout" svg:width="11.086cm" svg:height="7.461cm" svg:x="3.741cm" svg:y="7.325cm">
          <draw:image xlink:href="Pictures/10000201000001A30000011A63B10618.png" xlink:type="simple" xlink:show="embed" xlink:actuate="onLoad">
            <text:p/>
          </draw:image>
        </draw:frame>
        <draw:frame draw:style-name="gr3" draw:layer="layout" svg:width="22.083cm" svg:height="0.963cm" svg:x="3.417cm" svg:y="15cm">
          <draw:text-box>
            <text:p>在国际单位制中，时间的基本单位是秒，符号是s.</text:p>
          </draw:text-box>
        </draw:frame>
        <draw:frame draw:style-name="gr2" draw:text-style-name="P1" draw:layer="layout" svg:width="5.423cm" svg:height="2.168cm" svg:x="4.072cm" svg:y="16.872cm">
          <draw:image xlink:href="Pictures/10000201000000CD00000052462DC87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5" draw:layer="layout" svg:width="23.575cm" svg:height="10.219cm" svg:x="2.425cm" svg:y="2.425cm">
          <draw:text-box>
            <text:p><text:tab/>误差：测量物理量时，受所用仪器和测量方法的限制，测量值和真实值之间总有差别，这就是误差。 误差不是错误，误差可以被减小，但不能被消除。</text:p>
            <text:p/>
            <text:p>2. 运动的描述</text:p>
            <text:p/>
            <text:p><text:tab/>机械运动： 物位置体时间的变化叫作机械运动。随</text:p>
            <text:p/>
            <text:p><text:tab/>参照物</text:p>
            <text:p/>
            <text:p><text:tab/>物体的运动和静止是相对的。</text:p>
            <text:p/>
            <text:p>3. 运动的快慢</text:p>
            <text:p/>
            <text:p><text:tab/>速度</text:p>
          </draw:text-box>
        </draw:frame>
        <draw:frame draw:style-name="gr2" draw:text-style-name="P1" draw:layer="layout" svg:width="15.055cm" svg:height="3.624cm" svg:x="2.256cm" svg:y="13.844cm">
          <draw:image xlink:href="Pictures/100002010000023900000089BB0B1C1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6" draw:layer="layout" svg:width="23cm" svg:height="3.811cm" svg:x="2.5cm" svg:y="2.5cm">
          <draw:text-box>
            <text:p><text:tab/>匀速直线运动</text:p>
            <text:p/>
            <text:p>4. 速度的测量</text:p>
            <text:p/>
            <text:p><text:tab/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7" draw:layer="layout" svg:width="25.738cm" svg:height="11.643cm" svg:x="1.4cm" svg:y="3.5cm">
          <draw:text-box>
            <text:p>长度：</text:p>
            <text:p/>
            <text:p><text:tab/>单位：米，千米，分米，厘米，毫米，微米，光年，纳米， 丈，尺，英里，英尺，英寸</text:p>
            <text:p/>
            <text:p><text:tab/>国际单位：米，千米，分米，厘米.......</text:p>
            <text:p/>
            <text:p><text:tab/>国际基本单位：米</text:p>
            <text:p/>
            <text:p/>
            <text:p>时间：</text:p>
            <text:p/>
            <text:p><text:tab/>单位： 秒，分钟，小时，天，星期，更，</text:p>
            <text:p/>
            <text:p><text:tab/>国际单位 <text:s text:c="2"/>：分，秒......</text:p>
            <text:p/>
            <text:p><text:tab/>国际基本单位： 秒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1M36S</meta:editing-duration>
    <meta:editing-cycles>21</meta:editing-cycles>
    <meta:generator>OpenOffice/4.1.15$Win32 OpenOffice.org_project/4115m2$Build-9813</meta:generator>
    <dc:date>2025-12-03T11:42:42.44</dc:date>
    <meta:document-statistic meta:object-count="37"/>
  </office:meta>
</office:document-meta>
</file>